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cm"/>
    </style:style>
    <style:style style:name="co3" style:family="table-column">
      <style:table-column-properties fo:break-before="auto" style:column-width="4.062cm"/>
    </style:style>
    <style:style style:name="co4" style:family="table-column">
      <style:table-column-properties fo:break-before="auto" style:column-width="2.013cm"/>
    </style:style>
    <style:style style:name="co5" style:family="table-column">
      <style:table-column-properties fo:break-before="auto" style:column-width="3.136cm"/>
    </style:style>
    <style:style style:name="co6" style:family="table-column">
      <style:table-column-properties fo:break-before="auto" style:column-width="2.4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order-left="none" fo:border-right="none" fo:border-top="0.002cm solid #000000"/>
    </style:style>
    <style:style style:name="ce10" style:family="table-cell" style:parent-style-name="Default">
      <style:table-cell-properties fo:border-bottom="0.002cm solid #000000" fo:border-left="none" fo:border-right="none" fo:border-top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0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"/>
    <style:style style:name="ce14" style:family="table-cell" style:parent-style-name="Default" style:data-style-name="N1"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">
      <style:table-cell-properties fo:border-bottom="0.002cm solid #000000" fo:border-left="none" fo:border-right="none" fo:border-top="0.002cm solid #000000"/>
    </style:style>
    <style:style style:name="ce17" style:family="table-cell" style:parent-style-name="Default">
      <style:table-cell-properties style:text-align-source="fix" style:repeat-content="false"/>
      <style:paragraph-properties fo:text-align="center"/>
    </style:style>
    <style:style style:name="ce18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0" style:family="table-cell" style:parent-style-name="Default">
      <style:table-cell-properties fo:border-bottom="0.002cm solid #000000" fo:border-left="none" fo:border-right="0.002cm solid #000000" fo:border-top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10"/>
  </office:automatic-styles>
  <office:body>
    <office:spreadsheet>
      <table:table table:name="Blad1" table:style-name="ta1" table:print="false"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1" table:default-cell-style-name="ce9"/>
        <table:table-column table:style-name="co5" table:default-cell-style-name="ce9"/>
        <table:table-column table:style-name="co6" table:default-cell-style-name="ce19"/>
        <table:table-column table:style-name="co1" table:number-columns-repeated="4" table:default-cell-style-name="ce21"/>
        <table:table-row table:style-name="ro1">
          <table:table-cell/>
          <table:table-cell table:style-name="Default"/>
          <table:table-cell table:style-name="ce15" office:value-type="string" table:number-columns-spanned="4" table:number-rows-spanned="1">
            <text:p>Aantal bedrijven binnen zonering</text:p>
          </table:table-cell>
          <table:covered-table-cell table:number-columns-repeated="3" table:style-name="ce17"/>
          <table:table-cell table:style-name="ce12" office:value-type="string" table:number-columns-spanned="4" table:number-rows-spanned="1">
            <text:p>% van totaal </text:p>
          </table:table-cell>
          <table:covered-table-cell table:number-columns-repeated="3" table:style-name="Default"/>
        </table:table-row>
        <table:table-row table:style-name="ro1">
          <table:table-cell table:style-name="ce1" office:value-type="string">
            <text:p>Provincie / Regio</text:p>
          </table:table-cell>
          <table:table-cell table:style-name="ce8" office:value-type="string">
            <text:p>totaal aantal bedrijven</text:p>
          </table:table-cell>
          <table:table-cell table:style-name="ce8" office:value-type="string">
            <text:p>100m</text:p>
          </table:table-cell>
          <table:table-cell table:style-name="ce8" office:value-type="string">
            <text:p>250m</text:p>
          </table:table-cell>
          <table:table-cell table:style-name="ce8" office:value-type="string">
            <text:p>500m</text:p>
          </table:table-cell>
          <table:table-cell table:style-name="ce18" office:value-type="string">
            <text:p>1000m</text:p>
          </table:table-cell>
          <table:table-cell table:style-name="ce5" table:formula="of:=[.C2]" office:value-type="string" office:string-value="100m">
            <text:p>100m</text:p>
          </table:table-cell>
          <table:table-cell table:style-name="ce5" table:formula="of:=[.D2]" office:value-type="string" office:string-value="250m">
            <text:p>250m</text:p>
          </table:table-cell>
          <table:table-cell table:style-name="ce5" table:formula="of:=[.E2]" office:value-type="string" office:string-value="500m">
            <text:p>500m</text:p>
          </table:table-cell>
          <table:table-cell table:style-name="ce5" table:formula="of:=[.F2]" office:value-type="string" office:string-value="1000m">
            <text:p>1000m</text:p>
          </table:table-cell>
        </table:table-row>
        <table:table-row table:style-name="ro1">
          <table:table-cell table:style-name="ce2" office:value-type="string">
            <text:p>Gelderland</text:p>
          </table:table-cell>
          <table:table-cell office:value-type="float" office:value="7251">
            <text:p>7251</text:p>
          </table:table-cell>
          <table:table-cell office:value-type="float" office:value="302">
            <text:p>302</text:p>
          </table:table-cell>
          <table:table-cell office:value-type="float" office:value="494">
            <text:p>494</text:p>
          </table:table-cell>
          <table:table-cell office:value-type="float" office:value="829">
            <text:p>829</text:p>
          </table:table-cell>
          <table:table-cell office:value-type="float" office:value="1494">
            <text:p>1494</text:p>
          </table:table-cell>
          <table:table-cell table:formula="of:=[.C3]/[.$B3]" office:value-type="percentage" office:value="0.0416494276651496">
            <text:p>4%</text:p>
          </table:table-cell>
          <table:table-cell table:formula="of:=[.D3]/[.$B3]" office:value-type="percentage" office:value="0.068128533995311">
            <text:p>7%</text:p>
          </table:table-cell>
          <table:table-cell table:formula="of:=[.E3]/[.$B3]" office:value-type="percentage" office:value="0.114329058060957">
            <text:p>11%</text:p>
          </table:table-cell>
          <table:table-cell table:formula="of:=[.F3]/[.$B3]" office:value-type="percentage" office:value="0.206040546131568">
            <text:p>21%</text:p>
          </table:table-cell>
        </table:table-row>
        <table:table-row table:style-name="ro1">
          <table:table-cell table:style-name="ce2" office:value-type="string">
            <text:p>Noord Brabant</text:p>
          </table:table-cell>
          <table:table-cell office:value-type="float" office:value="8361">
            <text:p>8361</text:p>
          </table:table-cell>
          <table:table-cell office:value-type="float" office:value="97">
            <text:p>97</text:p>
          </table:table-cell>
          <table:table-cell office:value-type="float" office:value="249">
            <text:p>249</text:p>
          </table:table-cell>
          <table:table-cell office:value-type="float" office:value="554">
            <text:p>554</text:p>
          </table:table-cell>
          <table:table-cell office:value-type="float" office:value="1079">
            <text:p>1079</text:p>
          </table:table-cell>
          <table:table-cell table:formula="of:=[.C4]/[.$B4]" office:value-type="percentage" office:value="0.0116014830761871">
            <text:p>1%</text:p>
          </table:table-cell>
          <table:table-cell table:formula="of:=[.D4]/[.$B4]" office:value-type="percentage" office:value="0.0297811266594905">
            <text:p>3%</text:p>
          </table:table-cell>
          <table:table-cell table:formula="of:=[.E4]/[.$B4]" office:value-type="percentage" office:value="0.0662600167444086">
            <text:p>7%</text:p>
          </table:table-cell>
          <table:table-cell table:formula="of:=[.F4]/[.$B4]" office:value-type="percentage" office:value="0.129051548857792">
            <text:p>13%</text:p>
          </table:table-cell>
        </table:table-row>
        <table:table-row table:style-name="ro1">
          <table:table-cell table:style-name="ce2" office:value-type="string">
            <text:p>Limburg</text:p>
          </table:table-cell>
          <table:table-cell office:value-type="float" office:value="2954">
            <text:p>2954</text:p>
          </table:table-cell>
          <table:table-cell office:value-type="float" office:value="91">
            <text:p>91</text:p>
          </table:table-cell>
          <table:table-cell office:value-type="float" office:value="202">
            <text:p>202</text:p>
          </table:table-cell>
          <table:table-cell office:value-type="float" office:value="400">
            <text:p>400</text:p>
          </table:table-cell>
          <table:table-cell office:value-type="float" office:value="684">
            <text:p>684</text:p>
          </table:table-cell>
          <table:table-cell table:formula="of:=[.C5]/[.$B5]" office:value-type="percentage" office:value="0.0308056872037915">
            <text:p>3%</text:p>
          </table:table-cell>
          <table:table-cell table:formula="of:=[.D5]/[.$B5]" office:value-type="percentage" office:value="0.0683818551117129">
            <text:p>7%</text:p>
          </table:table-cell>
          <table:table-cell table:formula="of:=[.E5]/[.$B5]" office:value-type="percentage" office:value="0.1354096140826">
            <text:p>14%</text:p>
          </table:table-cell>
          <table:table-cell table:formula="of:=[.F5]/[.$B5]" office:value-type="percentage" office:value="0.231550440081246">
            <text:p>23%</text:p>
          </table:table-cell>
        </table:table-row>
        <table:table-row table:style-name="ro1">
          <table:table-cell table:style-name="ce2" office:value-type="string">
            <text:p>Overijssel / Twente</text:p>
          </table:table-cell>
          <table:table-cell office:value-type="float" office:value="3155">
            <text:p>3155</text:p>
          </table:table-cell>
          <table:table-cell office:value-type="float" office:value="78">
            <text:p>78</text:p>
          </table:table-cell>
          <table:table-cell office:value-type="float" office:value="172">
            <text:p>172</text:p>
          </table:table-cell>
          <table:table-cell office:value-type="float" office:value="298">
            <text:p>298</text:p>
          </table:table-cell>
          <table:table-cell office:value-type="float" office:value="553">
            <text:p>553</text:p>
          </table:table-cell>
          <table:table-cell table:formula="of:=[.C6]/[.$B6]" office:value-type="percentage" office:value="0.0247226624405705">
            <text:p>2%</text:p>
          </table:table-cell>
          <table:table-cell table:formula="of:=[.D6]/[.$B6]" office:value-type="percentage" office:value="0.0545166402535658">
            <text:p>5%</text:p>
          </table:table-cell>
          <table:table-cell table:formula="of:=[.E6]/[.$B6]" office:value-type="percentage" office:value="0.0944532488114105">
            <text:p>9%</text:p>
          </table:table-cell>
          <table:table-cell table:formula="of:=[.F6]/[.$B6]" office:value-type="percentage" office:value="0.175277337559429">
            <text:p>18%</text:p>
          </table:table-cell>
        </table:table-row>
        <table:table-row table:style-name="ro1">
          <table:table-cell table:style-name="ce3" office:value-type="string">
            <text:p>Totaal</text:p>
          </table:table-cell>
          <table:table-cell table:style-name="ce10" table:formula="of:=SUM([.B3:.B5])" office:value-type="float" office:value="18566">
            <text:p>18566</text:p>
          </table:table-cell>
          <table:table-cell table:style-name="ce10" table:formula="of:=SUM([.C3:.C5])" office:value-type="float" office:value="490">
            <text:p>490</text:p>
          </table:table-cell>
          <table:table-cell table:style-name="ce10" table:formula="of:=SUM([.D3:.D5])" office:value-type="float" office:value="945">
            <text:p>945</text:p>
          </table:table-cell>
          <table:table-cell table:style-name="ce10" table:formula="of:=SUM([.E3:.E5])" office:value-type="float" office:value="1783">
            <text:p>1783</text:p>
          </table:table-cell>
          <table:table-cell table:style-name="ce20" table:formula="of:=SUM([.F3:.F5])" office:value-type="float" office:value="3257">
            <text:p>3257</text:p>
          </table:table-cell>
          <table:table-cell table:style-name="ce11" table:formula="of:=[.C7]/[.$B7]" office:value-type="percentage" office:value="0.0263923300657115">
            <text:p>3%</text:p>
          </table:table-cell>
          <table:table-cell table:style-name="ce11" table:formula="of:=[.D7]/[.$B7]" office:value-type="percentage" office:value="0.0508994936981579">
            <text:p>5%</text:p>
          </table:table-cell>
          <table:table-cell table:style-name="ce11" table:formula="of:=[.E7]/[.$B7]" office:value-type="percentage" office:value="0.0960357643003339">
            <text:p>10%</text:p>
          </table:table-cell>
          <table:table-cell table:style-name="ce11" table:formula="of:=[.F7]/[.$B7]" office:value-type="percentage" office:value="0.175428202089842">
            <text:p>18%</text:p>
          </table:table-cell>
        </table:table-row>
        <table:table-row table:style-name="ro1">
          <table:table-cell table:style-name="ce4"/>
          <table:table-cell table:style-name="ce11"/>
          <table:table-cell table:style-name="Default"/>
          <table:table-cell table:style-name="ce11" table:number-columns-repeated="2"/>
          <table:table-cell table:style-name="ce21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2" office:value-type="string" table:number-columns-spanned="5" table:number-rows-spanned="1">
            <text:p>Emissies NH3 [kg/jaar]</text:p>
          </table:table-cell>
          <table:covered-table-cell table:number-columns-repeated="4" table:style-name="Default"/>
          <table:table-cell table:style-name="ce12" table:formula="of:=[.G1]" office:value-type="string" office:string-value="% van totaal " table:number-columns-spanned="4" table:number-rows-spanned="1">
            <text:p>% van totaal </text:p>
          </table:table-cell>
          <table:covered-table-cell table:number-columns-repeated="3" table:style-name="Default"/>
        </table:table-row>
        <table:table-row table:style-name="ro1">
          <table:table-cell table:style-name="ce5" table:formula="of:=[.A2]" office:value-type="string" office:string-value="Provincie / Regio">
            <text:p>Provincie / Regio</text:p>
          </table:table-cell>
          <table:table-cell table:style-name="ce5" office:value-type="string">
            <text:p>totaal</text:p>
          </table:table-cell>
          <table:table-cell table:style-name="ce5" table:formula="of:=[.C2]" office:value-type="string" office:string-value="100m">
            <text:p>100m</text:p>
          </table:table-cell>
          <table:table-cell table:style-name="ce5" table:formula="of:=[.D2]" office:value-type="string" office:string-value="250m">
            <text:p>250m</text:p>
          </table:table-cell>
          <table:table-cell table:style-name="ce5" table:formula="of:=[.E2]" office:value-type="string" office:string-value="500m">
            <text:p>500m</text:p>
          </table:table-cell>
          <table:table-cell table:style-name="ce5" table:formula="of:=[.F2]" office:value-type="string" office:string-value="1000m">
            <text:p>1000m</text:p>
          </table:table-cell>
          <table:table-cell table:style-name="ce5" table:formula="of:=[.C11]" office:value-type="string" office:string-value="100m">
            <text:p>100m</text:p>
          </table:table-cell>
          <table:table-cell table:style-name="ce5" table:formula="of:=[.D11]" office:value-type="string" office:string-value="250m">
            <text:p>250m</text:p>
          </table:table-cell>
          <table:table-cell table:style-name="ce5" table:formula="of:=[.E11]" office:value-type="string" office:string-value="500m">
            <text:p>500m</text:p>
          </table:table-cell>
          <table:table-cell table:style-name="ce5" table:formula="of:=[.F11]" office:value-type="string" office:string-value="1000m">
            <text:p>1000m</text:p>
          </table:table-cell>
        </table:table-row>
        <table:table-row table:style-name="ro1">
          <table:table-cell table:style-name="ce6" table:formula="of:=[.A3]" office:value-type="string" office:string-value="Gelderland">
            <text:p>Gelderland</text:p>
          </table:table-cell>
          <table:table-cell table:style-name="ce13" office:value-type="float" office:value="13168104.798">
            <text:p>13168105</text:p>
          </table:table-cell>
          <table:table-cell table:style-name="ce13" office:value-type="float" office:value="327663.815">
            <text:p>327664</text:p>
          </table:table-cell>
          <table:table-cell table:style-name="ce13" office:value-type="float" office:value="542761.855">
            <text:p>542762</text:p>
          </table:table-cell>
          <table:table-cell table:style-name="ce13" office:value-type="float" office:value="988532.448">
            <text:p>988532</text:p>
          </table:table-cell>
          <table:table-cell table:style-name="ce13" office:value-type="float" office:value="2009013.498">
            <text:p>2009013</text:p>
          </table:table-cell>
          <table:table-cell table:formula="of:=[.C12]/[.$B12]" office:value-type="percentage" office:value="0.0248831415018634">
            <text:p>2%</text:p>
          </table:table-cell>
          <table:table-cell table:formula="of:=[.D12]/[.$B12]" office:value-type="percentage" office:value="0.0412179173332852">
            <text:p>4%</text:p>
          </table:table-cell>
          <table:table-cell table:formula="of:=[.E12]/[.$B12]" office:value-type="percentage" office:value="0.0750702142156509">
            <text:p>8%</text:p>
          </table:table-cell>
          <table:table-cell table:formula="of:=[.F12]/[.$B12]" office:value-type="percentage" office:value="0.152566639529261">
            <text:p>15%</text:p>
          </table:table-cell>
        </table:table-row>
        <table:table-row table:style-name="ro1">
          <table:table-cell table:style-name="ce6" table:formula="of:=[.A4]" office:value-type="string" office:string-value="Noord Brabant">
            <text:p>Noord Brabant</text:p>
          </table:table-cell>
          <table:table-cell table:style-name="ce13" office:value-type="float" office:value="14797972.7398">
            <text:p>14797973</text:p>
          </table:table-cell>
          <table:table-cell table:style-name="ce13" office:value-type="float" office:value="104150">
            <text:p>104150</text:p>
          </table:table-cell>
          <table:table-cell table:style-name="ce13" office:value-type="float" office:value="282516.17">
            <text:p>282516</text:p>
          </table:table-cell>
          <table:table-cell table:style-name="ce13" office:value-type="float" office:value="716597.82">
            <text:p>716598</text:p>
          </table:table-cell>
          <table:table-cell table:style-name="ce13" office:value-type="float" office:value="1429713.58">
            <text:p>1429714</text:p>
          </table:table-cell>
          <table:table-cell table:formula="of:=[.C13]/[.$B13]" office:value-type="percentage" office:value="0.00703812622386326">
            <text:p>1%</text:p>
          </table:table-cell>
          <table:table-cell table:formula="of:=[.D13]/[.$B13]" office:value-type="percentage" office:value="0.0190915455088085">
            <text:p>2%</text:p>
          </table:table-cell>
          <table:table-cell table:formula="of:=[.E13]/[.$B13]" office:value-type="percentage" office:value="0.0484254047902568">
            <text:p>5%</text:p>
          </table:table-cell>
          <table:table-cell table:formula="of:=[.F13]/[.$B13]" office:value-type="percentage" office:value="0.0966155030245936">
            <text:p>10%</text:p>
          </table:table-cell>
        </table:table-row>
        <table:table-row table:style-name="ro1">
          <table:table-cell table:style-name="ce6" table:formula="of:=[.A5]" office:value-type="string" office:string-value="Limburg">
            <text:p>Limburg</text:p>
          </table:table-cell>
          <table:table-cell table:style-name="ce13" office:value-type="float" office:value="5116581.7132">
            <text:p>5116582</text:p>
          </table:table-cell>
          <table:table-cell table:style-name="ce13" office:value-type="float" office:value="70249.22">
            <text:p>70249</text:p>
          </table:table-cell>
          <table:table-cell table:style-name="ce13" office:value-type="float" office:value="167349.15">
            <text:p>167349</text:p>
          </table:table-cell>
          <table:table-cell table:style-name="ce13" office:value-type="float" office:value="402715.88">
            <text:p>402716</text:p>
          </table:table-cell>
          <table:table-cell table:style-name="ce13" office:value-type="float" office:value="780760.66">
            <text:p>780761</text:p>
          </table:table-cell>
          <table:table-cell table:formula="of:=[.C14]/[.$B14]" office:value-type="percentage" office:value="0.0137297172092">
            <text:p>1%</text:p>
          </table:table-cell>
          <table:table-cell table:formula="of:=[.D14]/[.$B14]" office:value-type="percentage" office:value="0.0327072173142989">
            <text:p>3%</text:p>
          </table:table-cell>
          <table:table-cell table:formula="of:=[.E14]/[.$B14]" office:value-type="percentage" office:value="0.0787079934560714">
            <text:p>8%</text:p>
          </table:table-cell>
          <table:table-cell table:formula="of:=[.F14]/[.$B14]" office:value-type="percentage" office:value="0.152594193499491">
            <text:p>15%</text:p>
          </table:table-cell>
        </table:table-row>
        <table:table-row table:style-name="ro1">
          <table:table-cell table:style-name="ce6" table:formula="of:=[.A6]" office:value-type="string" office:string-value="Overijssel / Twente">
            <text:p>Overijssel / Twente</text:p>
          </table:table-cell>
          <table:table-cell table:style-name="ce13" office:value-type="float" office:value="4618040.27">
            <text:p>4618040</text:p>
          </table:table-cell>
          <table:table-cell table:style-name="ce16" office:value-type="float" office:value="75597">
            <text:p>75597</text:p>
          </table:table-cell>
          <table:table-cell table:style-name="ce16" office:value-type="float" office:value="150343.66">
            <text:p>150344</text:p>
          </table:table-cell>
          <table:table-cell table:style-name="ce13" office:value-type="float" office:value="307081">
            <text:p>307081</text:p>
          </table:table-cell>
          <table:table-cell table:style-name="ce13" office:value-type="float" office:value="600025">
            <text:p>600025</text:p>
          </table:table-cell>
          <table:table-cell table:formula="of:=[.C15]/[.$B15]" office:value-type="percentage" office:value="0.016369930875462">
            <text:p>2%</text:p>
          </table:table-cell>
          <table:table-cell table:formula="of:=[.D15]/[.$B15]" office:value-type="percentage" office:value="0.0325557273670115">
            <text:p>3%</text:p>
          </table:table-cell>
          <table:table-cell table:formula="of:=[.E15]/[.$B15]" office:value-type="percentage" office:value="0.0664959554369585">
            <text:p>7%</text:p>
          </table:table-cell>
          <table:table-cell table:formula="of:=[.F15]/[.$B15]" office:value-type="percentage" office:value="0.129930655628518">
            <text:p>13%</text:p>
          </table:table-cell>
        </table:table-row>
        <table:table-row table:style-name="ro1">
          <table:table-cell table:style-name="ce7" office:value-type="string">
            <text:p>Totaal</text:p>
          </table:table-cell>
          <table:table-cell table:style-name="ce14" table:formula="of:=SUM([.B12:.B15])" office:value-type="float" office:value="37700699.521">
            <text:p>37700700</text:p>
          </table:table-cell>
          <table:table-cell table:style-name="ce14" table:formula="of:=SUM([.C12:.C15])" office:value-type="float" office:value="577660.035">
            <text:p>577660</text:p>
          </table:table-cell>
          <table:table-cell table:style-name="ce14" table:formula="of:=SUM([.D12:.D15])" office:value-type="float" office:value="1142970.835">
            <text:p>1142971</text:p>
          </table:table-cell>
          <table:table-cell table:style-name="ce14" table:formula="of:=SUM([.E12:.E15])" office:value-type="float" office:value="2414927.148">
            <text:p>2414927</text:p>
          </table:table-cell>
          <table:table-cell table:style-name="ce14" table:formula="of:=SUM([.F12:.F15])" office:value-type="float" office:value="4819512.738">
            <text:p>4819513</text:p>
          </table:table-cell>
          <table:table-cell table:style-name="ce11" table:formula="of:=SUM([.G12:.G15])" office:value-type="percentage" office:value="0.0620209158103886">
            <text:p>6%</text:p>
          </table:table-cell>
          <table:table-cell table:style-name="ce11" table:formula="of:=SUM([.H12:.H15])" office:value-type="percentage" office:value="0.125572407523404">
            <text:p>13%</text:p>
          </table:table-cell>
          <table:table-cell table:style-name="ce11" table:formula="of:=SUM([.I12:.I15])" office:value-type="percentage" office:value="0.268699567898938">
            <text:p>27%</text:p>
          </table:table-cell>
          <table:table-cell table:style-name="ce11" table:formula="of:=SUM([.J12:.J15])" office:value-type="percentage" office:value="0.531706991681864">
            <text:p>53%</text:p>
          </table:table-cell>
        </table:table-row>
        <table:table-row table:style-name="ro1">
          <table:table-cell office:value-type="string">
            <text:p>Databron: </text:p>
          </table:table-cell>
          <table:table-cell table:style-name="Default" table:number-columns-repeated="9"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2">12-04-2025</text:date>, <text:time>23:15:1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Zijlstra</meta:initial-creator>
    <meta:creation-date>2025-02-12T08:17:02.19</meta:creation-date>
    <meta:generator>OpenOffice/4.1.15$Win32 OpenOffice.org_project/4115m2$Build-9813</meta:generator>
    <dc:date>2025-04-12T23:15:19.84</dc:date>
    <dc:creator>Richard Zijlstra</dc:creator>
    <meta:editing-duration>P1DT2H31M38S</meta:editing-duration>
    <meta:editing-cycles>29</meta:editing-cycles>
    <meta:document-statistic meta:table-count="3" meta:cell-count="128" meta:object-count="0"/>
  </office:meta>
</office:document-meta>
</file>